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WPC" svg:font-family="'Segoe WPC', 'Segoe UI', sans-serif"/>
    <style:font-face style:name="var monaco-monospace-font" svg:font-family="'var monaco-monospace-font'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fd5d" officeooo:paragraph-rsid="0011fd5d"/>
    </style:style>
    <style:style style:name="P2" style:family="paragraph" style:parent-style-name="Standard">
      <style:text-properties style:text-underline-style="solid" style:text-underline-width="auto" style:text-underline-color="font-color" officeooo:rsid="00128952" officeooo:paragraph-rsid="00128952"/>
    </style:style>
    <style:style style:name="P3" style:family="paragraph" style:parent-style-name="Standard">
      <style:text-properties officeooo:paragraph-rsid="0011fd5d"/>
    </style:style>
    <style:style style:name="P4" style:family="paragraph" style:parent-style-name="Standard">
      <style:text-properties fo:color="#cccccc" loext:opacity="100%" style:font-name="Consolas" fo:font-size="10.5pt" style:text-underline-style="none" fo:font-weight="normal" officeooo:rsid="0011fd5d" officeooo:paragraph-rsid="0011fd5d" fo:background-color="#1f1f1f"/>
    </style:style>
    <style:style style:name="P5" style:family="paragraph" style:parent-style-name="Standard">
      <style:text-properties fo:color="#cccccc" loext:opacity="100%" style:text-underline-style="none" officeooo:rsid="0011fd5d" officeooo:paragraph-rsid="0011fd5d" fo:background-color="#1f1f1f"/>
    </style:style>
    <style:style style:name="P6" style:family="paragraph" style:parent-style-name="Standard">
      <style:text-properties fo:color="#cccccc" loext:opacity="100%" style:text-underline-style="none" officeooo:rsid="00128952" officeooo:paragraph-rsid="00128952" fo:background-color="#1f1f1f"/>
    </style:style>
    <style:style style:name="P7" style:family="paragraph" style:parent-style-name="Standard">
      <style:paragraph-properties style:line-height-at-least="0.503cm"/>
      <style:text-properties fo:color="#cccccc" loext:opacity="100%" style:text-underline-style="none" fo:background-color="#1f1f1f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color="#ce9178" loext:opacity="100%" style:text-underline-style="none" officeooo:rsid="0011fd5d" officeooo:paragraph-rsid="0011fd5d" fo:background-color="#1f1f1f"/>
    </style:style>
    <style:style style:name="P10" style:family="paragraph" style:parent-style-name="Standard">
      <style:text-properties style:text-underline-style="none" officeooo:rsid="0011fd5d" officeooo:paragraph-rsid="0011fd5d"/>
    </style:style>
    <style:style style:name="P11" style:family="paragraph" style:parent-style-name="Standard">
      <style:paragraph-properties style:line-height-at-least="0.503cm"/>
      <style:text-properties style:text-underline-style="none"/>
    </style:style>
    <style:style style:name="P12" style:family="paragraph" style:parent-style-name="Standard">
      <style:text-properties style:text-underline-style="none" officeooo:rsid="00128952" officeooo:paragraph-rsid="00128952"/>
    </style:style>
    <style:style style:name="P13" style:family="paragraph" style:parent-style-name="Standard">
      <style:paragraph-properties style:line-height-at-least="0.503cm"/>
      <style:text-properties style:text-underline-style="none"/>
    </style:style>
    <style:style style:name="P14" style:family="paragraph" style:parent-style-name="Standard">
      <style:paragraph-properties style:line-height-at-least="0.503cm"/>
      <style:text-properties style:text-underline-style="none" officeooo:rsid="00128952" officeooo:paragraph-rsid="00128952"/>
    </style:style>
    <style:style style:name="P15" style:family="paragraph" style:parent-style-name="Standard">
      <style:text-properties style:text-underline-style="none" officeooo:paragraph-rsid="0011fd5d"/>
    </style:style>
    <style:style style:name="P16" style:family="paragraph" style:parent-style-name="Standard">
      <style:paragraph-properties style:line-height-at-least="0.503cm"/>
      <style:text-properties fo:color="#000000" loext:opacity="100%" style:font-name="Consolas" fo:font-size="10.5pt" style:text-underline-style="none" fo:font-weight="normal" officeooo:rsid="00128952" officeooo:paragraph-rsid="00128952" fo:background-color="transparent"/>
    </style:style>
    <style:style style:name="P17" style:family="paragraph" style:parent-style-name="Standard">
      <style:text-properties fo:color="#cccccc" loext:opacity="100%" style:text-underline-style="solid" style:text-underline-width="auto" style:text-underline-color="font-color" officeooo:rsid="00128952" officeooo:paragraph-rsid="00128952" fo:background-color="#1f1f1f"/>
    </style:style>
    <style:style style:name="P18" style:family="paragraph" style:parent-style-name="Standard">
      <style:text-properties fo:color="#cccccc" loext:opacity="100%" style:text-underline-style="none" officeooo:rsid="00128952" officeooo:paragraph-rsid="00128952" fo:background-color="#1f1f1f"/>
    </style:style>
    <style:style style:name="P19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20" style:family="paragraph" style:parent-style-name="Standard">
      <style:paragraph-properties style:line-height-at-least="0.503cm"/>
      <style:text-properties fo:color="#cccccc" loext:opacity="100%" officeooo:rsid="0013daf0" officeooo:paragraph-rsid="0013daf0" fo:background-color="#1f1f1f"/>
    </style:style>
    <style:style style:name="P21" style:family="paragraph" style:parent-style-name="Standard">
      <style:text-properties fo:color="#d4d4d4" loext:opacity="100%" style:font-name="Consolas" fo:font-size="10.5pt" style:text-underline-style="none" fo:font-weight="normal" officeooo:rsid="00128952" officeooo:paragraph-rsid="00128952" fo:background-color="#1f1f1f"/>
    </style:style>
    <style:style style:name="P22" style:family="paragraph" style:parent-style-name="Standard">
      <style:paragraph-properties style:line-height-at-least="0.503cm"/>
    </style:style>
    <style:style style:name="P23" style:family="paragraph" style:parent-style-name="Standard">
      <style:paragraph-properties style:line-height-at-least="0.503cm"/>
      <style:text-properties officeooo:rsid="0013daf0" officeooo:paragraph-rsid="0013daf0"/>
    </style:style>
    <style:style style:name="T1" style:family="text">
      <style:text-properties fo:color="#9cdcfe" loext:opacity="100%" style:font-name="Consolas" fo:font-size="10.5pt" fo:font-weight="normal"/>
    </style:style>
    <style:style style:name="T2" style:family="text">
      <style:text-properties fo:color="#9cdcfe" loext:opacity="100%" style:font-name="Consolas" fo:font-size="10.5pt" fo:font-weight="normal" fo:background-color="#1f1f1f" loext:char-shading-value="0"/>
    </style:style>
    <style:style style:name="T3" style:family="text">
      <style:text-properties fo:color="#9cdcfe" loext:opacity="100%" style:font-name="Consolas" fo:font-size="10.5pt" fo:font-weight="normal" officeooo:rsid="00128952" fo:background-color="#000000" loext:char-shading-value="0"/>
    </style:style>
    <style:style style:name="T4" style:family="text">
      <style:text-properties fo:color="#9cdcfe" loext:opacity="100%" style:font-name="Consolas" fo:font-size="10.5pt" style:text-underline-style="none" fo:font-weight="normal" fo:background-color="#1f1f1f" loext:char-shading-value="0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d4d4d4" loext:opacity="100%" style:font-name="Consolas" fo:font-size="10.5pt" fo:font-weight="normal" fo:background-color="#1f1f1f" loext:char-shading-value="0"/>
    </style:style>
    <style:style style:name="T8" style:family="text">
      <style:text-properties fo:color="#d4d4d4" loext:opacity="100%" style:font-name="Consolas" fo:font-size="10.5pt" fo:font-weight="normal" officeooo:rsid="00128952"/>
    </style:style>
    <style:style style:name="T9" style:family="text">
      <style:text-properties fo:color="#d4d4d4" loext:opacity="100%" style:font-name="Consolas" fo:font-size="10.5pt" fo:font-weight="normal" officeooo:rsid="00128952" fo:background-color="#000000" loext:char-shading-value="0"/>
    </style:style>
    <style:style style:name="T10" style:family="text">
      <style:text-properties fo:color="#d4d4d4" loext:opacity="100%" style:font-name="Consolas" fo:font-size="10.5pt" style:text-underline-style="none" fo:font-weight="normal" fo:background-color="#1f1f1f" loext:char-shading-value="0"/>
    </style:style>
    <style:style style:name="T11" style:family="text">
      <style:text-properties fo:color="#d4d4d4" loext:opacity="100%" style:font-name="Consolas" fo:font-size="10.5pt" style:text-underline-style="none" fo:font-weight="normal" officeooo:rsid="00128952" fo:background-color="#1f1f1f" loext:char-shading-value="0"/>
    </style:style>
    <style:style style:name="T12" style:family="text">
      <style:text-properties fo:color="#d4d4d4" loext:opacity="100%" officeooo:rsid="00128952"/>
    </style:style>
    <style:style style:name="T13" style:family="text">
      <style:text-properties fo:color="#d4d4d4" loext:opacity="100%" officeooo:rsid="00128952" fo:background-color="#000000" loext:char-shading-value="0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 fo:background-color="#1f1f1f" loext:char-shading-value="0"/>
    </style:style>
    <style:style style:name="T16" style:family="text">
      <style:text-properties fo:color="#ce9178" loext:opacity="100%" style:font-name="Consolas" fo:font-size="10.5pt" style:text-underline-style="none" fo:font-weight="normal" fo:background-color="#1f1f1f" loext:char-shading-value="0"/>
    </style:style>
    <style:style style:name="T17" style:family="text">
      <style:text-properties fo:color="#ce9178" loext:opacity="100%" fo:background-color="#1f1f1f" loext:char-shading-value="0"/>
    </style:style>
    <style:style style:name="T18" style:family="text">
      <style:text-properties fo:color="#dcdcaa" loext:opacity="100%"/>
    </style:style>
    <style:style style:name="T19" style:family="text">
      <style:text-properties fo:color="#dcdcaa" loext:opacity="100%" style:font-name="Consolas" fo:font-size="10.5pt" fo:font-weight="normal"/>
    </style:style>
    <style:style style:name="T20" style:family="text">
      <style:text-properties fo:color="#dcdcaa" loext:opacity="100%" style:font-name="Consolas" fo:font-size="10.5pt" fo:font-weight="normal" fo:background-color="#1f1f1f" loext:char-shading-value="0"/>
    </style:style>
    <style:style style:name="T21" style:family="text">
      <style:text-properties fo:color="#dcdcaa" loext:opacity="100%" style:font-name="Consolas" fo:font-size="10.5pt" fo:font-weight="normal" officeooo:rsid="00128952" fo:background-color="#000000" loext:char-shading-value="0"/>
    </style:style>
    <style:style style:name="T22" style:family="text">
      <style:text-properties fo:color="#dcdcaa" loext:opacity="100%" style:font-name="Consolas" fo:font-size="10.5pt" style:text-underline-style="none" fo:font-weight="normal" fo:background-color="#1f1f1f" loext:char-shading-value="0"/>
    </style:style>
    <style:style style:name="T23" style:family="text">
      <style:text-properties fo:color="#dcdcaa" loext:opacity="100%" style:font-name="Consolas" fo:font-size="10.5pt" style:text-underline-style="none" fo:font-weight="normal" officeooo:rsid="00128952" fo:background-color="#1f1f1f" loext:char-shading-value="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Consolas" fo:font-size="10.5pt" fo:font-weight="normal"/>
    </style:style>
    <style:style style:name="T26" style:family="text">
      <style:text-properties style:font-name="Consolas" fo:font-size="10.5pt" style:text-underline-style="none" fo:font-weight="normal"/>
    </style:style>
    <style:style style:name="T27" style:family="text">
      <style:text-properties fo:font-variant="normal" fo:text-transform="none" fo:color="#000000" loext:opacity="100%" style:font-name="Segoe WPC" fo:font-size="10.5pt" fo:letter-spacing="normal" fo:font-style="normal" fo:font-weight="normal" officeooo:rsid="00128952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var monaco-monospace-font" fo:font-size="10.5pt" fo:letter-spacing="normal" fo:font-style="normal" fo:font-weight="normal" officeooo:rsid="00128952" style:font-weight-asian="normal" style:font-weight-complex="normal" loext:padding="0cm" loext:border="none"/>
    </style:style>
    <style:style style:name="T29" style:family="text">
      <style:text-properties fo:color="#000000" loext:opacity="100%" fo:font-weight="normal" officeooo:rsid="00128952" style:font-weight-asian="normal" style:font-weight-complex="normal"/>
    </style:style>
    <style:style style:name="T30" style:family="text">
      <style:text-properties fo:color="#000000" loext:opacity="100%" fo:background-color="#000000" loext:char-shading-value="0"/>
    </style:style>
    <style:style style:name="T31" style:family="text">
      <style:text-properties fo:color="#000000" loext:opacity="100%" officeooo:rsid="00128952" fo:background-color="#000000" loext:char-shading-value="0"/>
    </style:style>
    <style:style style:name="T32" style:family="text">
      <style:text-properties fo:color="#000000" loext:opacity="100%" officeooo:rsid="0013daf0" fo:background-color="#000000" loext:char-shading-value="0"/>
    </style:style>
    <style:style style:name="T33" style:family="text">
      <style:text-properties fo:color="#b4c7dc" loext:opacity="100%" style:font-name="Consolas" fo:font-size="10.5pt" style:text-underline-style="none" fo:font-weight="normal" officeooo:rsid="00128952" fo:background-color="#1f1f1f" loext:char-shading-value="0"/>
    </style:style>
    <style:style style:name="T34" style:family="text">
      <style:text-properties fo:color="#b5cea8" loext:opacity="100%" style:font-name="Consolas" fo:font-size="10.5pt" fo:font-weight="normal"/>
    </style:style>
    <style:style style:name="T35" style:family="text">
      <style:text-properties fo:color="#b5cea8" loext:opacity="100%" style:font-name="Consolas" fo:font-size="10.5pt" fo:font-weight="normal" officeooo:rsid="00128952" fo:background-color="#000000" loext:char-shading-value="0"/>
    </style:style>
    <style:style style:name="T36" style:family="text">
      <style:text-properties fo:color="#b5cea8" loext:opacity="100%" style:font-name="Consolas" fo:font-size="10.5pt" style:text-underline-style="none" fo:font-weight="normal" fo:background-color="#1f1f1f" loext:char-shading-value="0"/>
    </style:style>
    <style:style style:name="T37" style:family="text">
      <style:text-properties fo:color="#569cd6" loext:opacity="100%" style:font-name="Consolas" fo:font-size="10.5pt" fo:font-weight="normal" fo:background-color="#1f1f1f" loext:char-shading-value="0"/>
    </style:style>
    <style:style style:name="T38" style:family="text">
      <style:text-properties fo:color="#6a9955" loext:opacity="100%" style:font-name="Consolas" fo:font-size="10.5pt" fo:font-weight="normal" fo:background-color="#1f1f1f" loext:char-shading-value="0"/>
    </style:style>
    <style:style style:name="T39" style:family="text">
      <style:text-properties officeooo:rsid="0013da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ES</text:p>
      <text:p text:style-name="P10"/>
      <text:p text:style-name="P10">is_numeric() → Returns boolean;</text:p>
      <text:p text:style-name="P10"/>
      <text:p text:style-name="P10">explode(“-”,String) → String to array</text:p>
      <text:p text:style-name="P10"/>
      <text:p text:style-name="P12">str_word_count()</text:p>
      <text:p text:style-name="P12"/>
      <text:p text:style-name="P12">str_replace();</text:p>
      <text:p text:style-name="P12"/>
      <text:p text:style-name="P12"/>
      <text:p text:style-name="P12"/>
      <text:p text:style-name="P12">remove(texto,palabra)</text:p>
      <text:p text:style-name="P10"/>
      <text:p text:style-name="P12">substr_count($texto, substring);</text:p>
      <text:p text:style-name="P12"/>
      <text:p text:style-name="P12">strval() → Get value from a string;</text:p>
      <text:p text:style-name="P12"/>
      <text:p text:style-name="P10">FORMULARIOS =&gt; POST O GET</text:p>
      <text:p text:style-name="P10"/>
      <text:p text:style-name="P10"><text:span text:style-name="T24">UPLOADS</text:span> =&gt; Acordarse poner enctype=”multipart/form-data” en los atributos del form.</text:p>
      <text:p text:style-name="P10"/>
      <text:p text:style-name="P12">En el index:</text:p>
      <text:p text:style-name="P9">    <text:span text:style-name="T25">&lt;form method="post" action="subir-foto" enctype="multipart/form-data"&gt;</text:span></text:p>
      <text:p text:style-name="P11"><text:span text:style-name="T17">                </text:span><text:span text:style-name="T15">Introduzca foto: &lt;input type="file" name="foto"&gt;</text:span></text:p>
      <text:p text:style-name="P11"/>
      <text:p text:style-name="P16">Para subir la foto:</text:p>
      <text:p text:style-name="P14"/>
      <text:p text:style-name="P5"><text:span text:style-name="T19">move_uploaded_file</text:span><text:span text:style-name="T6">( </text:span><text:span text:style-name="T1">$_FILES</text:span><text:span text:style-name="T6">[</text:span><text:span text:style-name="T14">'foto'</text:span><text:span text:style-name="T6">][</text:span><text:span text:style-name="T14">'tmp_name'</text:span><text:span text:style-name="T6">],</text:span><text:span text:style-name="T14">"./archivos/"</text:span><text:span text:style-name="T6">.</text:span><text:span text:style-name="T1">$_POST</text:span><text:span text:style-name="T6">[</text:span><text:span text:style-name="T14">'nombre'</text:span><text:span text:style-name="T6">].</text:span><text:span text:style-name="T14">"_"</text:span><text:span text:style-name="T6">.</text:span><text:span text:style-name="T19">time</text:span><text:span text:style-name="T6">().</text:span><text:span text:style-name="T14">".jpg"</text:span><text:span text:style-name="T6">);</text:span></text:p>
      <text:p text:style-name="P10"/>
      <text:p text:style-name="P12">Recuperar archivos de un fichero:</text:p>
      <text:p text:style-name="P3"><text:span text:style-name="T33">$archivos</text:span><text:span text:style-name="T23">=</text:span><text:span text:style-name="T22">scandir</text:span><text:span text:style-name="T10">(</text:span><text:span text:style-name="T16">'./archivos'</text:span><text:span text:style-name="T10">) </text:span><text:span text:style-name="T11">→ </text:span><text:span text:style-name="T27">Returns an </text:span><text:span text:style-name="Source_20_Text"><text:span text:style-name="T28">array </text:span></text:span><text:span text:style-name="T27">of files and directories from the </text:span><text:span text:style-name="Source_20_Text"><text:span text:style-name="T28">directory</text:span></text:span><text:span text:style-name="T27">.</text:span><text:span text:style-name="T29"> </text:span></text:p>
      <text:p text:style-name="P15"/>
      <text:p text:style-name="P10"/>
      <text:p text:style-name="P4"><text:span text:style-name="T18">file_exists($src)→</text:span><text:span text:style-name="T5"> </text:span><text:span text:style-name="T12">Returns boolean</text:span></text:p>
      <text:p text:style-name="P10"/>
      <text:p text:style-name="P5"><text:span text:style-name="T19">unlink</text:span><text:span text:style-name="T6">(</text:span><text:span text:style-name="T14">'./archivos/'</text:span><text:span text:style-name="T6">.</text:span><text:span text:style-name="T1">$src</text:span><text:span text:style-name="T6">); → </text:span><text:span text:style-name="T8">Eliminar un archivo;</text:span></text:p>
      <text:p text:style-name="P10"/>
      <text:p text:style-name="P10"/>
      <text:p text:style-name="P2">FECHAS</text:p>
      <text:p text:style-name="P2"/>
      <text:p text:style-name="P6"><text:span text:style-name="T5">   </text:span><text:span text:style-name="T19">date_default_timezone_set</text:span><text:span text:style-name="T6">(</text:span><text:span text:style-name="T14">'Europe/Madrid'</text:span><text:span text:style-name="T6">);</text:span></text:p>
      <text:p text:style-name="P7"><text:span text:style-name="T5">        </text:span><text:span text:style-name="T1">$fechaHoy</text:span><text:span text:style-name="T6">=</text:span><text:span text:style-name="T19">date</text:span><text:span text:style-name="T6">(</text:span><text:span text:style-name="T14">"d-m-y"</text:span><text:span text:style-name="T6">,</text:span><text:span text:style-name="T19">time</text:span><text:span text:style-name="T6">());</text:span></text:p>
      <text:p text:style-name="P7"><text:span text:style-name="T5">        </text:span><text:span text:style-name="T1">$horaHoy</text:span><text:span text:style-name="T6">=</text:span><text:span text:style-name="T19">date</text:span><text:span text:style-name="T6">(</text:span><text:span text:style-name="T14">"H:i:s"</text:span><text:span text:style-name="T6">,</text:span><text:span text:style-name="T19">time</text:span><text:span text:style-name="T6">());</text:span></text:p>
      <text:p text:style-name="P7"><text:span text:style-name="T5">        </text:span><text:span text:style-name="T1">$fechaMañana</text:span><text:span text:style-name="T6">=</text:span><text:span text:style-name="T19">date</text:span><text:span text:style-name="T6">(</text:span><text:span text:style-name="T14">"d-m-y"</text:span><text:span text:style-name="T6">,</text:span><text:span text:style-name="T19">strtotime</text:span><text:span text:style-name="T6">(</text:span><text:span text:style-name="T14">' +1 day'</text:span><text:span text:style-name="T6">));</text:span></text:p>
      <text:p text:style-name="P7"><text:span text:style-name="T5">        </text:span><text:span text:style-name="T1">$fechaLunes</text:span><text:span text:style-name="T6">=</text:span><text:span text:style-name="T19">date</text:span><text:span text:style-name="T6">(</text:span><text:span text:style-name="T14">'d-m-y'</text:span><text:span text:style-name="T6">,</text:span><text:span text:style-name="T19">strtotime</text:span><text:span text:style-name="T6">(</text:span><text:span text:style-name="T14">'next Monday'</text:span><text:span text:style-name="T6">));</text:span></text:p>
      <text:p text:style-name="P2"/>
      <text:p text:style-name="P2"/>
      <text:p text:style-name="P2"/>
      <text:p text:style-name="P2"/>
      <text:p text:style-name="P2"><text:soft-page-break/></text:p>
      <text:p text:style-name="P2">Header</text:p>
      <text:p text:style-name="P2"/>
      <text:p text:style-name="P6"><text:span text:style-name="T5">    </text:span><text:span text:style-name="T19">header</text:span><text:span text:style-name="T6">(</text:span><text:span text:style-name="T14">'Refresh:5; url=index.php'</text:span><text:span text:style-name="T6">) ↘ Espera 5sec y te manda a index.php</text:span></text:p>
      <text:p text:style-name="P2"/>
      <text:p text:style-name="P6"><text:span text:style-name="T5">    </text:span><text:span text:style-name="T19">header</text:span><text:span text:style-name="T6">(</text:span><text:span text:style-name="T14">'Location: verdatos.php'</text:span><text:span text:style-name="T6">) → Manda directamente (si es diferente);</text:span></text:p>
      <text:p text:style-name="P17"/>
      <text:p text:style-name="P21">INCLUDE Y INCLUDE ONCE</text:p>
      <text:p text:style-name="P2"/>
      <text:p text:style-name="P2"/>
      <text:p text:style-name="P2">ARRAYS</text:p>
      <text:p text:style-name="P2"/>
      <text:p text:style-name="P12">array_rand();</text:p>
      <text:p text:style-name="P12"/>
      <text:p text:style-name="P12">count($array) || sizeof($array)→ array.length</text:p>
      <text:p text:style-name="P12"/>
      <text:p text:style-name="P12">in_array($aguja,$pajar) → boolean</text:p>
      <text:p text:style-name="P12"/>
      <text:p text:style-name="P12">array_keys();</text:p>
      <text:p text:style-name="P12"/>
      <text:p text:style-name="P2">COOKIES y JSON</text:p>
      <text:p text:style-name="P2"/>
      <text:p text:style-name="P2"><text:span text:style-name="T22">setcookie</text:span><text:span text:style-name="T10">(</text:span><text:span text:style-name="T16">'colorFondo'</text:span><text:span text:style-name="T10">,</text:span><text:span text:style-name="T4">$_POST</text:span><text:span text:style-name="T10">[</text:span><text:span text:style-name="T16">'colorFondo'</text:span><text:span text:style-name="T10">],  </text:span><text:span text:style-name="T22">time</text:span><text:span text:style-name="T10">() + (</text:span><text:span text:style-name="T36">10</text:span><text:span text:style-name="T10"> * </text:span><text:span text:style-name="T36">365</text:span><text:span text:style-name="T10"> * </text:span><text:span text:style-name="T36">24</text:span><text:span text:style-name="T10"> * </text:span><text:span text:style-name="T36">60</text:span><text:span text:style-name="T10"> * </text:span><text:span text:style-name="T36">60</text:span><text:span text:style-name="T10">));</text:span></text:p>
      <text:p text:style-name="P6"/>
      <text:p text:style-name="P6"><text:span text:style-name="T1">$JSON</text:span><text:span text:style-name="T6"> = </text:span><text:span text:style-name="T19">file_get_contents</text:span><text:span text:style-name="T6">(</text:span><text:span text:style-name="T1">$jsonURL</text:span><text:span text:style-name="T6">);</text:span></text:p>
      <text:p text:style-name="P8"><text:span text:style-name="T2">$listaIdiomas</text:span><text:span text:style-name="T7"> = </text:span><text:span text:style-name="T20">json_decode</text:span><text:span text:style-name="T7">(</text:span><text:span text:style-name="T2">$JSON</text:span><text:span text:style-name="T7">,</text:span><text:span text:style-name="T37">true</text:span><text:span text:style-name="T7">); </text:span><text:span text:style-name="T38">//TRUE FOR ASSOCIATIVE</text:span></text:p>
      <text:p text:style-name="P8"><text:span text:style-name="T31"/></text:p>
      <text:p text:style-name="P20"><text:span text:style-name="T13"> </text:span><text:span text:style-name="T21">ob_start</text:span><text:span text:style-name="T9">();</text:span><text:span text:style-name="T11"/></text:p>
      <text:p text:style-name="P19"><text:span text:style-name="T5">    </text:span><text:span text:style-name="T1">$imagenCreada</text:span><text:span text:style-name="T6"> = </text:span><text:span text:style-name="T19">imagecreatefromjpeg</text:span><text:span text:style-name="T6">(</text:span><text:span text:style-name="T14">"./fondo.jpeg"</text:span><text:span text:style-name="T6">);</text:span><text:span text:style-name="T11"/></text:p>
      <text:p text:style-name="P19"><text:span text:style-name="T5">    </text:span><text:span text:style-name="T1">$negro</text:span><text:span text:style-name="T6"> = </text:span><text:span text:style-name="T19">imagecolorallocate</text:span><text:span text:style-name="T6">(</text:span><text:span text:style-name="T1">$imagenCreada</text:span><text:span text:style-name="T6">, </text:span><text:span text:style-name="T34">0x00</text:span><text:span text:style-name="T6">, </text:span><text:span text:style-name="T34">0x00</text:span><text:span text:style-name="T6">, </text:span><text:span text:style-name="T34">0x00</text:span><text:span text:style-name="T6">);    </text:span><text:span text:style-name="T11"/></text:p>
      <text:p text:style-name="P20"><text:span text:style-name="T13">        </text:span><text:span text:style-name="T3">$char</text:span><text:span text:style-name="T9"> = </text:span><text:span text:style-name="T21">mb_chr</text:span><text:span text:style-name="T9">(</text:span><text:span text:style-name="T21">rand</text:span><text:span text:style-name="T9">(</text:span><text:span text:style-name="T35">65</text:span><text:span text:style-name="T9">,</text:span><text:span text:style-name="T35">90</text:span><text:span text:style-name="T9">));</text:span><text:span text:style-name="T11"/></text:p>
      <text:p text:style-name="P20"><text:span text:style-name="T13">    </text:span><text:span text:style-name="T21">imagepng</text:span><text:span text:style-name="T9">(</text:span><text:span text:style-name="T3">$imagenCreada</text:span><text:span text:style-name="T9">);</text:span><text:span text:style-name="T11"/></text:p>
      <text:p text:style-name="P19"><text:span text:style-name="T5">    </text:span><text:span text:style-name="T1">$imagen</text:span><text:span text:style-name="T6">=</text:span><text:span text:style-name="T19">ob_get_clean</text:span><text:span text:style-name="T6">();</text:span><text:span text:style-name="T11"/></text:p>
      <text:p text:style-name="P19"><text:span text:style-name="T5">    </text:span><text:span text:style-name="T1">$cadena</text:span><text:span text:style-name="T6">=</text:span><text:span text:style-name="T19">base64_encode</text:span><text:span text:style-name="T6">(</text:span><text:span text:style-name="T1">$imagen</text:span><text:span text:style-name="T6">);</text:span><text:span text:style-name="T11"/></text:p>
      <text:p text:style-name="P23"><text:span text:style-name="T31"/></text:p>
      <text:p text:style-name="P8"><text:span text:style-name="T31"/></text:p>
      <text:p text:style-name="P23"><text:span text:style-name="T31"/></text:p>
      <text:p text:style-name="P23"><text:span text:style-name="T30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WPC" svg:font-family="'Segoe WPC', 'Segoe UI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0:18:00.787000000</meta:creation-date>
    <dc:date>2023-11-13T10:57:12.446000000</dc:date>
    <meta:editing-duration>PT38M55S</meta:editing-duration>
    <meta:editing-cycles>4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45" meta:word-count="162" meta:character-count="1774" meta:non-whitespace-character-count="1559"/>
  </office:meta>
</office:document-meta>
</file>